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WS.config.update({</text:p>
      <text:p text:style-name="Standard">  region: &amp;#39;your-region&amp;#39;,</text:p>
      <text:p text:style-name="Standard">  credentials: new AWS.CognitoIdentityCredentials({</text:p>
      <text:p text:style-name="Standard">    IdentityPoolId: &amp;#39;your-identity-pool-id&amp;#39;,</text:p>
      <text:p text:style-name="Standard">  })</text:p>
      <text:p text:style-name="Standard">});</text:p>
      <text:p text:style-name="Standard">const s3 = new AWS.S3(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0:55:39.496940321</meta:creation-date>
    <dc:date>2024-12-02T20:56:12.144831433</dc:date>
    <meta:editing-duration>PT3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5" meta:character-count="185" meta:non-whitespace-character-count="167"/>
  </office:meta>
</office:document-meta>
</file>